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E7E6E6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7E6E6"/>
    </style:style>
    <style:style style:name="ce4" style:family="table-cell" style:parent-style-name="Default" style:data-style-name="N21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11527777777778cm"/>
    </style:style>
    <style:style style:name="co2" style:family="table-column">
      <style:table-column-properties fo:break-before="auto" style:column-width="13.1586111111111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 et Heures</text:p>
          </table:table-cell>
          <table:table-cell office:value-type="string" table:style-name="ce3">
            <text:p>Suje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31/10 10h-11h</text:p>
          </table:table-cell>
          <table:table-cell office:value-type="string" table:style-name="ce5">
            <text:p>Création des fichiers python des fonctions appelées, plus le fichier cs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31/10 11h30-12h30</text:p>
          </table:table-cell>
          <table:table-cell office:value-type="string" table:style-name="ce6">
            <text:p>Modification des codes fastapi et streaml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31/10 15h-15h30</text:p>
          </table:table-cell>
          <table:table-cell office:value-type="string" table:style-name="ce6">
            <text:p>Débuggag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7/11 10-12h</text:p>
          </table:table-cell>
          <table:table-cell office:value-type="string" table:style-name="ce6">
            <text:p>mise en place de l'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7/11 14-16h</text:p>
          </table:table-cell>
          <table:table-cell office:value-type="string" table:style-name="ce6">
            <text:p>débuggage et mettre IA <text:s/>dans le backend et fronten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4/11 10-12h</text:p>
          </table:table-cell>
          <table:table-cell office:value-type="string" table:style-name="ce6">
            <text:p>mise en place des 3 probabilités et des prédictions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16/11 13-15h</text:p>
          </table:table-cell>
          <table:table-cell office:value-type="string" table:style-name="ce6">
            <text:p>Essai de mettre docker et kubernetes et merges de github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01/12 14h-16h</text:p>
          </table:table-cell>
          <table:table-cell office:value-type="string" table:style-name="ce6">
            <text:p>Essai de mettre docker et kuberne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02/12 14h-17H</text:p>
          </table:table-cell>
          <table:table-cell office:value-type="string" table:style-name="ce6">
            <text:p>Essai de mettre docker et kubernetes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Maxence</meta:initial-creator>
    <dc:creator>Maxence</dc:creator>
    <meta:creation-date>2022-10-31T14:17:10Z</meta:creation-date>
    <dc:date>2022-12-02T15:54:58Z</dc:date>
  </office:meta>
</office:document-meta>
</file>